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76.79pt"/>
    </style:style>
    <style:style style:name="ro1" style:family="table-row">
      <style:table-row-properties style:row-height="22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 (Hz)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y (mm)</text:p>
          </table:table-cell>
          <table:table-cell office:value-type="string" calcext:value-type="string">
            <text:p>durée (3s)</text:p>
          </table:table-cell>
          <table:table-cell office:value-type="string" calcext:value-type="string">
            <text:p>phi (échantillons)</text:p>
          </table:table-cell>
          <table:table-cell office:value-type="string" calcext:value-type="string">
            <text:p>phi (mm)</text:p>
          </table:table-cell>
        </table:table-row>
      </table:table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f (Hz)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y (mm)</text:p>
          </table:table-cell>
          <table:table-cell office:value-type="string" calcext:value-type="string">
            <text:p>durée (3s)</text:p>
          </table:table-cell>
          <table:table-cell office:value-type="string" calcext:value-type="string">
            <text:p>phi (échantillons)</text:p>
          </table:table-cell>
          <table:table-cell office:value-type="string" calcext:value-type="string">
            <text:p>phi (s)</text:p>
          </table:table-cell>
          <table:table-cell office:value-type="string" calcext:value-type="string">
            <text:p>phi (m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table:formula="of:=ROUND(1/192000 * [.F2]; 4)" office:value-type="float" office:value="0.0014" calcext:value-type="float">
            <text:p>0.0014</text:p>
          </table:table-cell>
          <table:table-cell table:formula="of:=340*[.G2]" office:value-type="float" office:value="0.476" calcext:value-type="float">
            <text:p>0.4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formula="of:=ROUND(1/192000 * [.F3]; 4)" office:value-type="float" office:value="0.0015" calcext:value-type="float">
            <text:p>0.0015</text:p>
          </table:table-cell>
          <table:table-cell table:formula="of:=340*[.G3]"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table:formula="of:=ROUND(1/192000 * [.F4]; 4)" office:value-type="float" office:value="0.0014" calcext:value-type="float">
            <text:p>0.0014</text:p>
          </table:table-cell>
          <table:table-cell table:formula="of:=340*[.G4]" office:value-type="float" office:value="0.476" calcext:value-type="float">
            <text:p>0.47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  <table:table-cell table:formula="of:=ROUND(1/192000 * [.F5]; 4)" office:value-type="float" office:value="0.0015" calcext:value-type="float">
            <text:p>0.0015</text:p>
          </table:table-cell>
          <table:table-cell table:formula="of:=340*[.G5]"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table:formula="of:=ROUND(1/192000 * [.F6]; 4)" office:value-type="float" office:value="0.0014" calcext:value-type="float">
            <text:p>0.0014</text:p>
          </table:table-cell>
          <table:table-cell table:formula="of:=340*[.G6]" office:value-type="float" office:value="0.476" calcext:value-type="float">
            <text:p>0.47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table:formula="of:=ROUND(1/192000 * [.F7]; 4)" office:value-type="float" office:value="0.0014" calcext:value-type="float">
            <text:p>0.0014</text:p>
          </table:table-cell>
          <table:table-cell table:formula="of:=340*[.G7]" office:value-type="float" office:value="0.476" calcext:value-type="float">
            <text:p>0.4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table:formula="of:=ROUND(1/192000 * [.F8]; 4)" office:value-type="float" office:value="0.0014" calcext:value-type="float">
            <text:p>0.0014</text:p>
          </table:table-cell>
          <table:table-cell table:formula="of:=340*[.G8]" office:value-type="float" office:value="0.476" calcext:value-type="float">
            <text:p>0.4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table:formula="of:=ROUND(1/192000 * [.F9]; 4)" office:value-type="float" office:value="0.0015" calcext:value-type="float">
            <text:p>0.0015</text:p>
          </table:table-cell>
          <table:table-cell table:formula="of:=340*[.G9]"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formula="of:=ROUND(1/192000 * [.F10]; 4)" office:value-type="float" office:value="0.0015" calcext:value-type="float">
            <text:p>0.0015</text:p>
          </table:table-cell>
          <table:table-cell table:formula="of:=340*[.G10]"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table:formula="of:=ROUND(1/192000 * [.F11]; 4)" office:value-type="float" office:value="0.0014" calcext:value-type="float">
            <text:p>0.0014</text:p>
          </table:table-cell>
          <table:table-cell table:formula="of:=340*[.G11]" office:value-type="float" office:value="0.476" calcext:value-type="float">
            <text:p>0.47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923" calcext:value-type="float">
            <text:p>923</text:p>
          </table:table-cell>
          <table:table-cell table:formula="of:=ROUND(1/192000 * [.F12]; 4)" office:value-type="float" office:value="0.0048" calcext:value-type="float">
            <text:p>0.0048</text:p>
          </table:table-cell>
          <table:table-cell table:formula="of:=340*[.G12]" office:value-type="float" office:value="1.632" calcext:value-type="float">
            <text:p>1.6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44" calcext:value-type="float">
            <text:p>844</text:p>
          </table:table-cell>
          <table:table-cell table:formula="of:=ROUND(1/192000 * [.F13]; 4)" office:value-type="float" office:value="0.0044" calcext:value-type="float">
            <text:p>0.0044</text:p>
          </table:table-cell>
          <table:table-cell table:formula="of:=340*[.G13]" office:value-type="float" office:value="1.496" calcext:value-type="float">
            <text:p>1.49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36" calcext:value-type="float">
            <text:p>836</text:p>
          </table:table-cell>
          <table:table-cell table:formula="of:=ROUND(1/192000 * [.F14]; 4)" office:value-type="float" office:value="0.0044" calcext:value-type="float">
            <text:p>0.0044</text:p>
          </table:table-cell>
          <table:table-cell table:formula="of:=340*[.G14]" office:value-type="float" office:value="1.496" calcext:value-type="float">
            <text:p>1.49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36" calcext:value-type="float">
            <text:p>836</text:p>
          </table:table-cell>
          <table:table-cell table:formula="of:=ROUND(1/192000 * [.F15]; 4)" office:value-type="float" office:value="0.0044" calcext:value-type="float">
            <text:p>0.0044</text:p>
          </table:table-cell>
          <table:table-cell table:formula="of:=340*[.G15]" office:value-type="float" office:value="1.496" calcext:value-type="float">
            <text:p>1.49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45" calcext:value-type="float">
            <text:p>845</text:p>
          </table:table-cell>
          <table:table-cell table:formula="of:=ROUND(1/192000 * [.F16]; 4)" office:value-type="float" office:value="0.0044" calcext:value-type="float">
            <text:p>0.0044</text:p>
          </table:table-cell>
          <table:table-cell table:formula="of:=340*[.G16]" office:value-type="float" office:value="1.496" calcext:value-type="float">
            <text:p>1.49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915" calcext:value-type="float">
            <text:p>915</text:p>
          </table:table-cell>
          <table:table-cell table:formula="of:=ROUND(1/192000 * [.F17]; 4)" office:value-type="float" office:value="0.0048" calcext:value-type="float">
            <text:p>0.0048</text:p>
          </table:table-cell>
          <table:table-cell table:formula="of:=340*[.G17]" office:value-type="float" office:value="1.632" calcext:value-type="float">
            <text:p>1.63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52" calcext:value-type="float">
            <text:p>852</text:p>
          </table:table-cell>
          <table:table-cell table:formula="of:=ROUND(1/192000 * [.F18]; 4)" office:value-type="float" office:value="0.0044" calcext:value-type="float">
            <text:p>0.0044</text:p>
          </table:table-cell>
          <table:table-cell table:formula="of:=340*[.G18]" office:value-type="float" office:value="1.496" calcext:value-type="float">
            <text:p>1.49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50" calcext:value-type="float">
            <text:p>850</text:p>
          </table:table-cell>
          <table:table-cell table:formula="of:=ROUND(1/192000 * [.F19]; 4)" office:value-type="float" office:value="0.0044" calcext:value-type="float">
            <text:p>0.0044</text:p>
          </table:table-cell>
          <table:table-cell table:formula="of:=340*[.G19]" office:value-type="float" office:value="1.496" calcext:value-type="float">
            <text:p>1.49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44" calcext:value-type="float">
            <text:p>844</text:p>
          </table:table-cell>
          <table:table-cell table:formula="of:=ROUND(1/192000 * [.F20]; 4)" office:value-type="float" office:value="0.0044" calcext:value-type="float">
            <text:p>0.0044</text:p>
          </table:table-cell>
          <table:table-cell table:formula="of:=340*[.G20]" office:value-type="float" office:value="1.496" calcext:value-type="float">
            <text:p>1.49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49" calcext:value-type="float">
            <text:p>849</text:p>
          </table:table-cell>
          <table:table-cell table:formula="of:=ROUND(1/192000 * [.F21]; 4)" office:value-type="float" office:value="0.0044" calcext:value-type="float">
            <text:p>0.0044</text:p>
          </table:table-cell>
          <table:table-cell table:formula="of:=340*[.G21]" office:value-type="float" office:value="1.496" calcext:value-type="float">
            <text:p>1.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1:15:44.634453000</meta:creation-date>
    <dc:date>2016-04-01T01:57:31.621262000</dc:date>
    <meta:editing-duration>PT5M45S</meta:editing-duration>
    <meta:editing-cycles>1</meta:editing-cycles>
    <meta:document-statistic meta:table-count="2" meta:cell-count="175" meta:object-count="0"/>
    <meta:generator>LibreOffice/5.1.1.3$MacOSX_X86_64 LibreOffice_project/89f508ef3ecebd2cfb8e1def0f0ba9a803b88a6d</meta:generator>
    <meta:user-defined meta:name=""/>
  </office:meta>
</office:document-meta>
</file>